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V_por_Assinatur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3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4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9 a DEZ/2019</text:p>
          </table:table-cell>
          <table:table-cell table:number-columns-repeated="4" table:style-name="ce2"/>
          <table:table-cell office:value-type="float" office:value="2019" table:style-name="ce3">
            <text:p>2019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9-01</text:p>
          </table:table-cell>
          <table:table-cell office:value-type="string" table:style-name="ce7">
            <text:p>2019-02</text:p>
          </table:table-cell>
          <table:table-cell office:value-type="string" table:style-name="ce7">
            <text:p>2019-03</text:p>
          </table:table-cell>
          <table:table-cell office:value-type="string" table:style-name="ce7">
            <text:p>2019-04</text:p>
          </table:table-cell>
          <table:table-cell office:value-type="string" table:style-name="ce7">
            <text:p>2019-05</text:p>
          </table:table-cell>
          <table:table-cell office:value-type="string" table:style-name="ce7">
            <text:p>2019-06</text:p>
          </table:table-cell>
          <table:table-cell office:value-type="string" table:style-name="ce7">
            <text:p>2019-07</text:p>
          </table:table-cell>
          <table:table-cell office:value-type="string" table:style-name="ce7">
            <text:p>2019-08</text:p>
          </table:table-cell>
          <table:table-cell office:value-type="string" table:style-name="ce7">
            <text:p>2019-09</text:p>
          </table:table-cell>
          <table:table-cell office:value-type="string" table:style-name="ce7">
            <text:p>2019-10</text:p>
          </table:table-cell>
          <table:table-cell office:value-type="string" table:style-name="ce7">
            <text:p>2019-11</text:p>
          </table:table-cell>
          <table:table-cell office:value-type="string" table:style-name="ce7">
            <text:p>2019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8.419317149985147" table:style-name="ce9">
            <text:p>78,419</text:p>
          </table:table-cell>
          <table:table-cell office:value-type="float" office:value="83.52207007404111" table:style-name="ce9">
            <text:p>83,522</text:p>
          </table:table-cell>
          <table:table-cell office:value-type="float" office:value="94.975397212936187" table:style-name="ce9">
            <text:p>94,975</text:p>
          </table:table-cell>
          <table:table-cell office:value-type="float" office:value="91.205461890611829" table:style-name="ce9">
            <text:p>91,205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42.145442228020464" table:style-name="ce9">
            <text:p>42,145</text:p>
          </table:table-cell>
          <table:table-cell office:value-type="float" office:value="65.740619977542039" table:style-name="ce9">
            <text:p>65,741</text:p>
          </table:table-cell>
          <table:table-cell office:value-type="float" office:value="72.588373787617371" table:style-name="ce9">
            <text:p>72,588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6.718872571906928" table:style-name="ce9">
            <text:p>76,719</text:p>
          </table:table-cell>
          <table:table-cell office:value-type="float" office:value="79.4785541345193" table:style-name="ce9">
            <text:p>79,479</text:p>
          </table:table-cell>
          <table:table-cell office:value-type="float" office:value="80.255046541620288" table:style-name="ce9">
            <text:p>80,255</text:p>
          </table:table-cell>
          <table:table-cell office:value-type="float" office:value="83.852933828276122" table:style-name="ce9">
            <text:p>83,853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3.237445551174574" table:style-name="ce9">
            <text:p>83,237</text:p>
          </table:table-cell>
          <table:table-cell office:value-type="float" office:value="86.381984728460438" table:style-name="ce9">
            <text:p>86,382</text:p>
          </table:table-cell>
          <table:table-cell office:value-type="float" office:value="84.370507470207883" table:style-name="ce9">
            <text:p>84,371</text:p>
          </table:table-cell>
          <table:table-cell office:value-type="float" office:value="78.060139025937758" table:style-name="ce9">
            <text:p>78,060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1.733372479062496" table:style-name="ce9">
            <text:p>81,733</text:p>
          </table:table-cell>
          <table:table-cell office:value-type="float" office:value="84.924804351406621" table:style-name="ce9">
            <text:p>84,925</text:p>
          </table:table-cell>
          <table:table-cell office:value-type="float" office:value="84.101134558406812" table:style-name="ce9">
            <text:p>84,101</text:p>
          </table:table-cell>
          <table:table-cell office:value-type="float" office:value="75.038916537736583" table:style-name="ce9">
            <text:p>75,039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4.499586307260643" table:style-name="ce9">
            <text:p>74,500</text:p>
          </table:table-cell>
          <table:table-cell office:value-type="float" office:value="80.582682882373888" table:style-name="ce9">
            <text:p>80,583</text:p>
          </table:table-cell>
          <table:table-cell office:value-type="float" office:value="78.968990188698314" table:style-name="ce9">
            <text:p>78,969</text:p>
          </table:table-cell>
          <table:table-cell office:value-type="float" office:value="78.515984818459074" table:style-name="ce9">
            <text:p>78,516</text:p>
          </table:table-cell>
          <table:table-cell table:number-columns-repeated="8" table:style-name="ce9"/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1.6061794997547818" table:style-name="ce9">
            <text:p>1,606</text:p>
          </table:table-cell>
          <table:table-cell office:value-type="float" office:value="1.2019682229651054" table:style-name="ce9">
            <text:p>1,202</text:p>
          </table:table-cell>
          <table:table-cell office:value-type="float" office:value="0.97659918115914812" table:style-name="ce9">
            <text:p>0,977</text:p>
          </table:table-cell>
          <table:table-cell office:value-type="float" office:value="1.2216449771102309" table:style-name="ce9">
            <text:p>1,222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5.8928213571664925" table:style-name="ce9">
            <text:p>5,893</text:p>
          </table:table-cell>
          <table:table-cell office:value-type="float" office:value="3.6336391554807848" table:style-name="ce9">
            <text:p>3,634</text:p>
          </table:table-cell>
          <table:table-cell office:value-type="float" office:value="2.8768597014597677" table:style-name="ce9">
            <text:p>2,877</text:p>
          </table:table-cell>
          <table:table-cell office:value-type="float" office:value="2.4317557038048712" table:style-name="ce9">
            <text:p>2,432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2.1632732828260495" table:style-name="ce9">
            <text:p>2,163</text:p>
          </table:table-cell>
          <table:table-cell office:value-type="float" office:value="1.9838939812562455" table:style-name="ce9">
            <text:p>1,984</text:p>
          </table:table-cell>
          <table:table-cell office:value-type="float" office:value="1.9334219747946815" table:style-name="ce9">
            <text:p>1,933</text:p>
          </table:table-cell>
          <table:table-cell office:value-type="float" office:value="1.6995593011620527" table:style-name="ce9">
            <text:p>1,700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1.7395660391736529" table:style-name="ce9">
            <text:p>1,740</text:p>
          </table:table-cell>
          <table:table-cell office:value-type="float" office:value="1.5351709926500716" table:style-name="ce9">
            <text:p>1,535</text:p>
          </table:table-cell>
          <table:table-cell office:value-type="float" office:value="1.6659170144364879" table:style-name="ce9">
            <text:p>1,666</text:p>
          </table:table-cell>
          <table:table-cell office:value-type="float" office:value="1.709897990539947" table:style-name="ce9">
            <text:p>1,710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1.8373307888609383" table:style-name="ce9">
            <text:p>1,837</text:p>
          </table:table-cell>
          <table:table-cell office:value-type="float" office:value="1.6298877171585693" table:style-name="ce9">
            <text:p>1,630</text:p>
          </table:table-cell>
          <table:table-cell office:value-type="float" office:value="1.6834262537035567" table:style-name="ce9">
            <text:p>1,683</text:p>
          </table:table-cell>
          <table:table-cell office:value-type="float" office:value="1.9439729896654461" table:style-name="ce9">
            <text:p>1,944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2.3075268900280586" table:style-name="ce9">
            <text:p>2,308</text:p>
          </table:table-cell>
          <table:table-cell office:value-type="float" office:value="1.9121256126456978" table:style-name="ce9">
            <text:p>1,912</text:p>
          </table:table-cell>
          <table:table-cell office:value-type="float" office:value="2.0170156377346098" table:style-name="ce9">
            <text:p>2,017</text:p>
          </table:table-cell>
          <table:table-cell office:value-type="float" office:value="2.04646098680016" table:style-name="ce9">
            <text:p>2,046</text:p>
          </table:table-cell>
          <table:table-cell table:number-columns-repeated="8"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81560" table:style-name="ce12">
            <text:p>81.560</text:p>
          </table:table-cell>
          <table:table-cell office:value-type="float" office:value="79869" table:style-name="ce12">
            <text:p>79.869</text:p>
          </table:table-cell>
          <table:table-cell office:value-type="float" office:value="79869" table:style-name="ce12">
            <text:p>79.869</text:p>
          </table:table-cell>
          <table:table-cell office:value-type="float" office:value="77764" table:style-name="ce12">
            <text:p>77.764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501997" table:style-name="ce12">
            <text:p>1.501.997</text:p>
          </table:table-cell>
          <table:table-cell office:value-type="float" office:value="1457492" table:style-name="ce12">
            <text:p>1.457.492</text:p>
          </table:table-cell>
          <table:table-cell office:value-type="float" office:value="1457492" table:style-name="ce12">
            <text:p>1.457.492</text:p>
          </table:table-cell>
          <table:table-cell office:value-type="float" office:value="1427775" table:style-name="ce12">
            <text:p>1.427.77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010210" table:style-name="ce12">
            <text:p>7.010.210</text:p>
          </table:table-cell>
          <table:table-cell office:value-type="float" office:value="6974163" table:style-name="ce12">
            <text:p>6.974.163</text:p>
          </table:table-cell>
          <table:table-cell office:value-type="float" office:value="6974163" table:style-name="ce12">
            <text:p>6.974.163</text:p>
          </table:table-cell>
          <table:table-cell office:value-type="float" office:value="6910615" table:style-name="ce12">
            <text:p>6.910.61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600974" table:style-name="ce12">
            <text:p>1.600.974</text:p>
          </table:table-cell>
          <table:table-cell office:value-type="float" office:value="1598519" table:style-name="ce12">
            <text:p>1.598.519</text:p>
          </table:table-cell>
          <table:table-cell office:value-type="float" office:value="1598519" table:style-name="ce12">
            <text:p>1.598.519</text:p>
          </table:table-cell>
          <table:table-cell office:value-type="float" office:value="1591323" table:style-name="ce12">
            <text:p>1.591.32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279942" table:style-name="ce12">
            <text:p>5.279.942</text:p>
          </table:table-cell>
          <table:table-cell office:value-type="float" office:value="5267234" table:style-name="ce12">
            <text:p>5.267.234</text:p>
          </table:table-cell>
          <table:table-cell office:value-type="float" office:value="5267234" table:style-name="ce12">
            <text:p>5.267.234</text:p>
          </table:table-cell>
          <table:table-cell office:value-type="float" office:value="5114783" table:style-name="ce12">
            <text:p>5.114.78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553178" table:style-name="ce12">
            <text:p>1.553.178</text:p>
          </table:table-cell>
          <table:table-cell office:value-type="float" office:value="1534941" table:style-name="ce12">
            <text:p>1.534.941</text:p>
          </table:table-cell>
          <table:table-cell office:value-type="float" office:value="1534941" table:style-name="ce12">
            <text:p>1.534.941</text:p>
          </table:table-cell>
          <table:table-cell office:value-type="float" office:value="1502594" table:style-name="ce12">
            <text:p>1.502.594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65" table:style-name="ce12">
            <text:p>65</text:p>
          </table:table-cell>
          <table:table-cell office:value-type="float" office:value="209" table:style-name="ce12">
            <text:p>209</text:p>
          </table:table-cell>
          <table:table-cell office:value-type="float" office:value="278" table:style-name="ce12">
            <text:p>278</text:p>
          </table:table-cell>
          <table:table-cell office:value-type="float" office:value="191" table:style-name="ce12">
            <text:p>191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1151" table:style-name="ce12">
            <text:p>1.151</text:p>
          </table:table-cell>
          <table:table-cell office:value-type="float" office:value="1020" table:style-name="ce12">
            <text:p>1.020</text:p>
          </table:table-cell>
          <table:table-cell office:value-type="float" office:value="1057" table:style-name="ce12">
            <text:p>1.057</text:p>
          </table:table-cell>
          <table:table-cell office:value-type="float" office:value="824" table:style-name="ce12">
            <text:p>824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218" table:style-name="ce12">
            <text:p>218</text:p>
          </table:table-cell>
          <table:table-cell office:value-type="float" office:value="192" table:style-name="ce12">
            <text:p>192</text:p>
          </table:table-cell>
          <table:table-cell office:value-type="float" office:value="209" table:style-name="ce12">
            <text:p>209</text:p>
          </table:table-cell>
          <table:table-cell office:value-type="float" office:value="245" table:style-name="ce12">
            <text:p>24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710" table:style-name="ce12">
            <text:p>710</text:p>
          </table:table-cell>
          <table:table-cell office:value-type="float" office:value="660" table:style-name="ce12">
            <text:p>660</text:p>
          </table:table-cell>
          <table:table-cell office:value-type="float" office:value="707" table:style-name="ce12">
            <text:p>707</text:p>
          </table:table-cell>
          <table:table-cell office:value-type="float" office:value="804" table:style-name="ce12">
            <text:p>804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86" table:style-name="ce12">
            <text:p>186</text:p>
          </table:table-cell>
          <table:table-cell office:value-type="float" office:value="198" table:style-name="ce12">
            <text:p>198</text:p>
          </table:table-cell>
          <table:table-cell office:value-type="float" office:value="159" table:style-name="ce12">
            <text:p>159</text:p>
          </table:table-cell>
          <table:table-cell office:value-type="float" office:value="185" table:style-name="ce12">
            <text:p>185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31" table:style-name="ce12">
            <text:p>131</text:p>
          </table:table-cell>
          <table:table-cell office:value-type="float" office:value="96" table:style-name="ce12">
            <text:p>96</text:p>
          </table:table-cell>
          <table:table-cell office:value-type="float" office:value="78" table:style-name="ce12">
            <text:p>78</text:p>
          </table:table-cell>
          <table:table-cell office:value-type="float" office:value="95" table:style-name="ce12">
            <text:p>9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8851" table:style-name="ce12">
            <text:p>8.851</text:p>
          </table:table-cell>
          <table:table-cell office:value-type="float" office:value="5296" table:style-name="ce12">
            <text:p>5.296</text:p>
          </table:table-cell>
          <table:table-cell office:value-type="float" office:value="4193" table:style-name="ce12">
            <text:p>4.193</text:p>
          </table:table-cell>
          <table:table-cell office:value-type="float" office:value="3472" table:style-name="ce12">
            <text:p>3.472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15165" table:style-name="ce12">
            <text:p>15.165</text:p>
          </table:table-cell>
          <table:table-cell office:value-type="float" office:value="13836" table:style-name="ce12">
            <text:p>13.836</text:p>
          </table:table-cell>
          <table:table-cell office:value-type="float" office:value="13484" table:style-name="ce12">
            <text:p>13.484</text:p>
          </table:table-cell>
          <table:table-cell office:value-type="float" office:value="11745" table:style-name="ce12">
            <text:p>11.74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2785" table:style-name="ce12">
            <text:p>2.785</text:p>
          </table:table-cell>
          <table:table-cell office:value-type="float" office:value="2454" table:style-name="ce12">
            <text:p>2.454</text:p>
          </table:table-cell>
          <table:table-cell office:value-type="float" office:value="2663" table:style-name="ce12">
            <text:p>2.663</text:p>
          </table:table-cell>
          <table:table-cell office:value-type="float" office:value="2721" table:style-name="ce12">
            <text:p>2.721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9701" table:style-name="ce12">
            <text:p>9.701</text:p>
          </table:table-cell>
          <table:table-cell office:value-type="float" office:value="8585" table:style-name="ce12">
            <text:p>8.585</text:p>
          </table:table-cell>
          <table:table-cell office:value-type="float" office:value="8867" table:style-name="ce12">
            <text:p>8.867</text:p>
          </table:table-cell>
          <table:table-cell office:value-type="float" office:value="9943" table:style-name="ce12">
            <text:p>9.94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3584" table:style-name="ce12">
            <text:p>3.584</text:p>
          </table:table-cell>
          <table:table-cell office:value-type="float" office:value="2935" table:style-name="ce12">
            <text:p>2.935</text:p>
          </table:table-cell>
          <table:table-cell office:value-type="float" office:value="3096" table:style-name="ce12">
            <text:p>3.096</text:p>
          </table:table-cell>
          <table:table-cell office:value-type="float" office:value="3075" table:style-name="ce12">
            <text:p>3.075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03" table:style-name="ce12">
            <text:p>303</text:p>
          </table:table-cell>
          <table:table-cell office:value-type="float" office:value="356" table:style-name="ce12">
            <text:p>356</text:p>
          </table:table-cell>
          <table:table-cell office:value-type="float" office:value="336" table:style-name="ce12">
            <text:p>336</text:p>
          </table:table-cell>
          <table:table-cell office:value-type="float" office:value="305" table:style-name="ce12">
            <text:p>30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6908" table:style-name="ce12">
            <text:p>16.908</text:p>
          </table:table-cell>
          <table:table-cell office:value-type="float" office:value="22478" table:style-name="ce12">
            <text:p>22.478</text:p>
          </table:table-cell>
          <table:table-cell office:value-type="float" office:value="24064" table:style-name="ce12">
            <text:p>24.064</text:p>
          </table:table-cell>
          <table:table-cell office:value-type="float" office:value="18335" table:style-name="ce12">
            <text:p>18.33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4562" table:style-name="ce12">
            <text:p>34.562</text:p>
          </table:table-cell>
          <table:table-cell office:value-type="float" office:value="37370" table:style-name="ce12">
            <text:p>37.370</text:p>
          </table:table-cell>
          <table:table-cell office:value-type="float" office:value="39858" table:style-name="ce12">
            <text:p>39.858</text:p>
          </table:table-cell>
          <table:table-cell office:value-type="float" office:value="42487" table:style-name="ce12">
            <text:p>42.487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7296" table:style-name="ce12">
            <text:p>7.296</text:p>
          </table:table-cell>
          <table:table-cell office:value-type="float" office:value="7461" table:style-name="ce12">
            <text:p>7.461</text:p>
          </table:table-cell>
          <table:table-cell office:value-type="float" office:value="7548" table:style-name="ce12">
            <text:p>7.548</text:p>
          </table:table-cell>
          <table:table-cell office:value-type="float" office:value="7903" table:style-name="ce12">
            <text:p>7.90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7166" table:style-name="ce12">
            <text:p>27.166</text:p>
          </table:table-cell>
          <table:table-cell office:value-type="float" office:value="26285" table:style-name="ce12">
            <text:p>26.285</text:p>
          </table:table-cell>
          <table:table-cell office:value-type="float" office:value="26036" table:style-name="ce12">
            <text:p>26.036</text:p>
          </table:table-cell>
          <table:table-cell office:value-type="float" office:value="27155" table:style-name="ce12">
            <text:p>27.15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8349" table:style-name="ce12">
            <text:p>8.349</text:p>
          </table:table-cell>
          <table:table-cell office:value-type="float" office:value="9003" table:style-name="ce12">
            <text:p>9.003</text:p>
          </table:table-cell>
          <table:table-cell office:value-type="float" office:value="9206" table:style-name="ce12">
            <text:p>9.206</text:p>
          </table:table-cell>
          <table:table-cell office:value-type="float" office:value="9615" table:style-name="ce12">
            <text:p>9.615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131" table:style-name="ce12">
            <text:p>131</text:p>
          </table:table-cell>
          <table:table-cell office:value-type="float" office:value="96" table:style-name="ce12">
            <text:p>96</text:p>
          </table:table-cell>
          <table:table-cell office:value-type="float" office:value="78" table:style-name="ce12">
            <text:p>78</text:p>
          </table:table-cell>
          <table:table-cell office:value-type="float" office:value="95" table:style-name="ce12">
            <text:p>9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2688" table:style-name="ce12">
            <text:p>2.688</text:p>
          </table:table-cell>
          <table:table-cell office:value-type="float" office:value="3666" table:style-name="ce12">
            <text:p>3.666</text:p>
          </table:table-cell>
          <table:table-cell office:value-type="float" office:value="3912" table:style-name="ce12">
            <text:p>3.912</text:p>
          </table:table-cell>
          <table:table-cell office:value-type="float" office:value="3181" table:style-name="ce12">
            <text:p>3.181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14648" table:style-name="ce12">
            <text:p>14.648</text:p>
          </table:table-cell>
          <table:table-cell office:value-type="float" office:value="13067" table:style-name="ce12">
            <text:p>13.067</text:p>
          </table:table-cell>
          <table:table-cell office:value-type="float" office:value="13328" table:style-name="ce12">
            <text:p>13.328</text:p>
          </table:table-cell>
          <table:table-cell office:value-type="float" office:value="11123" table:style-name="ce12">
            <text:p>11.12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2783" table:style-name="ce12">
            <text:p>2.783</text:p>
          </table:table-cell>
          <table:table-cell office:value-type="float" office:value="2434" table:style-name="ce12">
            <text:p>2.434</text:p>
          </table:table-cell>
          <table:table-cell office:value-type="float" office:value="2656" table:style-name="ce12">
            <text:p>2.656</text:p>
          </table:table-cell>
          <table:table-cell office:value-type="float" office:value="2718" table:style-name="ce12">
            <text:p>2.718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9696" table:style-name="ce12">
            <text:p>9.696</text:p>
          </table:table-cell>
          <table:table-cell office:value-type="float" office:value="8583" table:style-name="ce12">
            <text:p>8.583</text:p>
          </table:table-cell>
          <table:table-cell office:value-type="float" office:value="8857" table:style-name="ce12">
            <text:p>8.857</text:p>
          </table:table-cell>
          <table:table-cell office:value-type="float" office:value="9943" table:style-name="ce12">
            <text:p>9.943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3582" table:style-name="ce12">
            <text:p>3.582</text:p>
          </table:table-cell>
          <table:table-cell office:value-type="float" office:value="2935" table:style-name="ce12">
            <text:p>2.935</text:p>
          </table:table-cell>
          <table:table-cell office:value-type="float" office:value="3092" table:style-name="ce12">
            <text:p>3.092</text:p>
          </table:table-cell>
          <table:table-cell office:value-type="float" office:value="3074" table:style-name="ce12">
            <text:p>3.074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04" table:style-name="ce12">
            <text:p>104</text:p>
          </table:table-cell>
          <table:table-cell office:value-type="float" office:value="73" table:style-name="ce12">
            <text:p>73</text:p>
          </table:table-cell>
          <table:table-cell office:value-type="float" office:value="68" table:style-name="ce12">
            <text:p>68</text:p>
          </table:table-cell>
          <table:table-cell office:value-type="float" office:value="84" table:style-name="ce12">
            <text:p>84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572" table:style-name="ce12">
            <text:p>2.572</text:p>
          </table:table-cell>
          <table:table-cell office:value-type="float" office:value="3397" table:style-name="ce12">
            <text:p>3.397</text:p>
          </table:table-cell>
          <table:table-cell office:value-type="float" office:value="3620" table:style-name="ce12">
            <text:p>3.620</text:p>
          </table:table-cell>
          <table:table-cell office:value-type="float" office:value="2989" table:style-name="ce12">
            <text:p>2.989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2995" table:style-name="ce12">
            <text:p>12.995</text:p>
          </table:table-cell>
          <table:table-cell office:value-type="float" office:value="11835" table:style-name="ce12">
            <text:p>11.835</text:p>
          </table:table-cell>
          <table:table-cell office:value-type="float" office:value="11555" table:style-name="ce12">
            <text:p>11.555</text:p>
          </table:table-cell>
          <table:table-cell office:value-type="float" office:value="10076" table:style-name="ce12">
            <text:p>10.076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374" table:style-name="ce12">
            <text:p>2.374</text:p>
          </table:table-cell>
          <table:table-cell office:value-type="float" office:value="2092" table:style-name="ce12">
            <text:p>2.092</text:p>
          </table:table-cell>
          <table:table-cell office:value-type="float" office:value="2281" table:style-name="ce12">
            <text:p>2.281</text:p>
          </table:table-cell>
          <table:table-cell office:value-type="float" office:value="2314" table:style-name="ce12">
            <text:p>2.314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8332" table:style-name="ce12">
            <text:p>8.332</text:p>
          </table:table-cell>
          <table:table-cell office:value-type="float" office:value="7336" table:style-name="ce12">
            <text:p>7.336</text:p>
          </table:table-cell>
          <table:table-cell office:value-type="float" office:value="7560" table:style-name="ce12">
            <text:p>7.560</text:p>
          </table:table-cell>
          <table:table-cell office:value-type="float" office:value="8495" table:style-name="ce12">
            <text:p>8.49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070" table:style-name="ce12">
            <text:p>3.070</text:p>
          </table:table-cell>
          <table:table-cell office:value-type="float" office:value="2503" table:style-name="ce12">
            <text:p>2.503</text:p>
          </table:table-cell>
          <table:table-cell office:value-type="float" office:value="2692" table:style-name="ce12">
            <text:p>2.692</text:p>
          </table:table-cell>
          <table:table-cell office:value-type="float" office:value="2644" table:style-name="ce12">
            <text:p>2.644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03" table:style-name="ce12">
            <text:p>303</text:p>
          </table:table-cell>
          <table:table-cell office:value-type="float" office:value="356" table:style-name="ce12">
            <text:p>356</text:p>
          </table:table-cell>
          <table:table-cell office:value-type="float" office:value="336" table:style-name="ce12">
            <text:p>336</text:p>
          </table:table-cell>
          <table:table-cell office:value-type="float" office:value="305" table:style-name="ce12">
            <text:p>305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2149" table:style-name="ce12">
            <text:p>12.149</text:p>
          </table:table-cell>
          <table:table-cell office:value-type="float" office:value="22457" table:style-name="ce12">
            <text:p>22.457</text:p>
          </table:table-cell>
          <table:table-cell office:value-type="float" office:value="24047" table:style-name="ce12">
            <text:p>24.047</text:p>
          </table:table-cell>
          <table:table-cell office:value-type="float" office:value="18332" table:style-name="ce12">
            <text:p>18.332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4537" table:style-name="ce12">
            <text:p>34.537</text:p>
          </table:table-cell>
          <table:table-cell office:value-type="float" office:value="37318" table:style-name="ce12">
            <text:p>37.318</text:p>
          </table:table-cell>
          <table:table-cell office:value-type="float" office:value="39811" table:style-name="ce12">
            <text:p>39.811</text:p>
          </table:table-cell>
          <table:table-cell office:value-type="float" office:value="42450" table:style-name="ce12">
            <text:p>42.450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7295" table:style-name="ce12">
            <text:p>7.295</text:p>
          </table:table-cell>
          <table:table-cell office:value-type="float" office:value="7441" table:style-name="ce12">
            <text:p>7.441</text:p>
          </table:table-cell>
          <table:table-cell office:value-type="float" office:value="7543" table:style-name="ce12">
            <text:p>7.543</text:p>
          </table:table-cell>
          <table:table-cell office:value-type="float" office:value="7900" table:style-name="ce12">
            <text:p>7.900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7082" table:style-name="ce12">
            <text:p>27.082</text:p>
          </table:table-cell>
          <table:table-cell office:value-type="float" office:value="26206" table:style-name="ce12">
            <text:p>26.206</text:p>
          </table:table-cell>
          <table:table-cell office:value-type="float" office:value="26034" table:style-name="ce12">
            <text:p>26.034</text:p>
          </table:table-cell>
          <table:table-cell office:value-type="float" office:value="27152" table:style-name="ce12">
            <text:p>27.152</text:p>
          </table:table-cell>
          <table:table-cell table:number-columns-repeated="8"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8338" table:style-name="ce12">
            <text:p>8.338</text:p>
          </table:table-cell>
          <table:table-cell office:value-type="float" office:value="8983" table:style-name="ce12">
            <text:p>8.983</text:p>
          </table:table-cell>
          <table:table-cell office:value-type="float" office:value="9184" table:style-name="ce12">
            <text:p>9.184</text:p>
          </table:table-cell>
          <table:table-cell office:value-type="float" office:value="9591" table:style-name="ce12">
            <text:p>9.591</text:p>
          </table:table-cell>
          <table:table-cell table:number-columns-repeated="8"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3.8167938931297711" table:style-name="ce9">
            <text:p>3,817</text:p>
          </table:table-cell>
          <table:table-cell office:value-type="float" office:value="7.291666666666667" table:style-name="ce9">
            <text:p>7,292</text:p>
          </table:table-cell>
          <table:table-cell office:value-type="float" office:value="5.1282051282051277" table:style-name="ce9">
            <text:p>5,128</text:p>
          </table:table-cell>
          <table:table-cell office:value-type="float" office:value="6.3157894736842106" table:style-name="ce9">
            <text:p>6,316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2.4181547619047619" table:style-name="ce9">
            <text:p>2,418</text:p>
          </table:table-cell>
          <table:table-cell office:value-type="float" office:value="5.7010365521003816" table:style-name="ce9">
            <text:p>5,701</text:p>
          </table:table-cell>
          <table:table-cell office:value-type="float" office:value="7.1063394683026582" table:style-name="ce9">
            <text:p>7,106</text:p>
          </table:table-cell>
          <table:table-cell office:value-type="float" office:value="6.0044011317195851" table:style-name="ce9">
            <text:p>6,004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7.8577280174767878" table:style-name="ce9">
            <text:p>7,858</text:p>
          </table:table-cell>
          <table:table-cell office:value-type="float" office:value="7.805923318282697" table:style-name="ce9">
            <text:p>7,806</text:p>
          </table:table-cell>
          <table:table-cell office:value-type="float" office:value="7.9306722689075624" table:style-name="ce9">
            <text:p>7,931</text:p>
          </table:table-cell>
          <table:table-cell office:value-type="float" office:value="7.4080733615031908" table:style-name="ce9">
            <text:p>7,408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7.8332734459216669" table:style-name="ce9">
            <text:p>7,833</text:p>
          </table:table-cell>
          <table:table-cell office:value-type="float" office:value="7.8882497945768275" table:style-name="ce9">
            <text:p>7,888</text:p>
          </table:table-cell>
          <table:table-cell office:value-type="float" office:value="7.8689759036144569" table:style-name="ce9">
            <text:p>7,869</text:p>
          </table:table-cell>
          <table:table-cell office:value-type="float" office:value="9.013980868285504" table:style-name="ce9">
            <text:p>9,014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7.3226072607260733" table:style-name="ce9">
            <text:p>7,323</text:p>
          </table:table-cell>
          <table:table-cell office:value-type="float" office:value="7.6896190143306535" table:style-name="ce9">
            <text:p>7,690</text:p>
          </table:table-cell>
          <table:table-cell office:value-type="float" office:value="7.9823868126905273" table:style-name="ce9">
            <text:p>7,982</text:p>
          </table:table-cell>
          <table:table-cell office:value-type="float" office:value="8.0860907170873979" table:style-name="ce9">
            <text:p>8,086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5.1926298157453932" table:style-name="ce9">
            <text:p>5,193</text:p>
          </table:table-cell>
          <table:table-cell office:value-type="float" office:value="6.746166950596252" table:style-name="ce9">
            <text:p>6,746</text:p>
          </table:table-cell>
          <table:table-cell office:value-type="float" office:value="5.1423027166882278" table:style-name="ce9">
            <text:p>5,142</text:p>
          </table:table-cell>
          <table:table-cell office:value-type="float" office:value="6.0182173064411186" table:style-name="ce9">
            <text:p>6,018</text:p>
          </table:table-cell>
          <table:table-cell table:number-columns-repeated="8"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79.389312977099237" table:style-name="ce9">
            <text:p>79,389</text:p>
          </table:table-cell>
          <table:table-cell office:value-type="float" office:value="76.041666666666657" table:style-name="ce9">
            <text:p>76,042</text:p>
          </table:table-cell>
          <table:table-cell office:value-type="float" office:value="87.179487179487182" table:style-name="ce9">
            <text:p>87,179</text:p>
          </table:table-cell>
          <table:table-cell office:value-type="float" office:value="88.421052631578945" table:style-name="ce9">
            <text:p>88,421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29.05886340526494" table:style-name="ce9">
            <text:p>29,059</text:p>
          </table:table-cell>
          <table:table-cell office:value-type="float" office:value="64.142749244712988" table:style-name="ce9">
            <text:p>64,143</text:p>
          </table:table-cell>
          <table:table-cell office:value-type="float" office:value="86.33436680181255" table:style-name="ce9">
            <text:p>86,334</text:p>
          </table:table-cell>
          <table:table-cell office:value-type="float" office:value="86.088709677419345" table:style-name="ce9">
            <text:p>86,089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690735245631387" table:style-name="ce9">
            <text:p>85,691</text:p>
          </table:table-cell>
          <table:table-cell office:value-type="float" office:value="85.53772766695576" table:style-name="ce9">
            <text:p>85,538</text:p>
          </table:table-cell>
          <table:table-cell office:value-type="float" office:value="85.694156036784335" table:style-name="ce9">
            <text:p>85,694</text:p>
          </table:table-cell>
          <table:table-cell office:value-type="float" office:value="85.789697743720723" table:style-name="ce9">
            <text:p>85,790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242369838420103" table:style-name="ce9">
            <text:p>85,242</text:p>
          </table:table-cell>
          <table:table-cell office:value-type="float" office:value="85.248573757131226" table:style-name="ce9">
            <text:p>85,249</text:p>
          </table:table-cell>
          <table:table-cell office:value-type="float" office:value="85.655276004506192" table:style-name="ce9">
            <text:p>85,655</text:p>
          </table:table-cell>
          <table:table-cell office:value-type="float" office:value="85.042263873575891" table:style-name="ce9">
            <text:p>85,042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888052778064122" table:style-name="ce9">
            <text:p>85,888</text:p>
          </table:table-cell>
          <table:table-cell office:value-type="float" office:value="85.451368666278398" table:style-name="ce9">
            <text:p>85,451</text:p>
          </table:table-cell>
          <table:table-cell office:value-type="float" office:value="85.259952633359646" table:style-name="ce9">
            <text:p>85,260</text:p>
          </table:table-cell>
          <table:table-cell office:value-type="float" office:value="85.436990847832647" table:style-name="ce9">
            <text:p>85,437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658482142857139" table:style-name="ce9">
            <text:p>85,658</text:p>
          </table:table-cell>
          <table:table-cell office:value-type="float" office:value="85.281090289608173" table:style-name="ce9">
            <text:p>85,281</text:p>
          </table:table-cell>
          <table:table-cell office:value-type="float" office:value="86.950904392764855" table:style-name="ce9">
            <text:p>86,951</text:p>
          </table:table-cell>
          <table:table-cell office:value-type="float" office:value="85.983739837398375" table:style-name="ce9">
            <text:p>85,984</text:p>
          </table:table-cell>
          <table:table-cell table:number-columns-repeated="8"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71.853999999999999" table:style-name="ce9">
            <text:p>71,854</text:p>
          </table:table-cell>
          <table:table-cell office:value-type="float" office:value="99.906999999999996" table:style-name="ce9">
            <text:p>99,907</text:p>
          </table:table-cell>
          <table:table-cell office:value-type="float" office:value="99.929000000000002" table:style-name="ce9">
            <text:p>99,929</text:p>
          </table:table-cell>
          <table:table-cell office:value-type="float" office:value="99.983999999999995" table:style-name="ce9">
            <text:p>99,984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27999999999997" table:style-name="ce9">
            <text:p>99,928</text:p>
          </table:table-cell>
          <table:table-cell office:value-type="float" office:value="99.861000000000004" table:style-name="ce9">
            <text:p>99,861</text:p>
          </table:table-cell>
          <table:table-cell office:value-type="float" office:value="99.882000000000005" table:style-name="ce9">
            <text:p>99,882</text:p>
          </table:table-cell>
          <table:table-cell office:value-type="float" office:value="99.912999999999997" table:style-name="ce9">
            <text:p>99,913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86000000000004" table:style-name="ce9">
            <text:p>99,986</text:p>
          </table:table-cell>
          <table:table-cell office:value-type="float" office:value="99.731999999999999" table:style-name="ce9">
            <text:p>99,732</text:p>
          </table:table-cell>
          <table:table-cell office:value-type="float" office:value="99.933999999999997" table:style-name="ce9">
            <text:p>99,934</text:p>
          </table:table-cell>
          <table:table-cell office:value-type="float" office:value="99.962000000000003" table:style-name="ce9">
            <text:p>99,962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691000000000003" table:style-name="ce9">
            <text:p>99,691</text:p>
          </table:table-cell>
          <table:table-cell office:value-type="float" office:value="99.698999999999998" table:style-name="ce9">
            <text:p>99,699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89000000000004" table:style-name="ce9">
            <text:p>99,989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67999999999995" table:style-name="ce9">
            <text:p>99,868</text:p>
          </table:table-cell>
          <table:table-cell office:value-type="float" office:value="99.778000000000006" table:style-name="ce9">
            <text:p>99,778</text:p>
          </table:table-cell>
          <table:table-cell office:value-type="float" office:value="99.760999999999996" table:style-name="ce9">
            <text:p>99,761</text:p>
          </table:table-cell>
          <table:table-cell office:value-type="float" office:value="99.75" table:style-name="ce9">
            <text:p>99,750</text:p>
          </table:table-cell>
          <table:table-cell table:number-columns-repeated="8" table:style-name="ce9"/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2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dministrador</meta:initial-creator>
    <dc:creator>Windows User</dc:creator>
    <meta:creation-date>2014-01-16T12:20:14Z</meta:creation-date>
    <dc:date>2019-06-25T14:10:00Z</dc:date>
    <meta:editing-cycles>26</meta:editing-cycles>
    <meta:editing-duration>PT10518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